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text-properties fo:font-size="13pt" style:font-size-asian="13pt" style:font-size-complex="13pt"/>
    </style:style>
    <style:style style:name="P3" style:family="paragraph" style:parent-style-name="Standard">
      <style:paragraph-properties style:text-autospace="none"/>
      <style:text-properties fo:font-size="13pt" style:font-size-asian="13pt" style:font-size-complex="13pt"/>
    </style:style>
    <style:style style:name="P4" style:family="paragraph" style:parent-style-name="Standard" style:list-style-name="L1">
      <style:paragraph-properties style:text-autospace="none"/>
      <style:text-properties fo:font-size="13pt" style:font-size-asian="13pt" style:font-size-complex="13pt"/>
    </style:style>
    <style:style style:name="P5" style:family="paragraph" style:parent-style-name="Standard">
      <style:paragraph-properties style:text-autospace="none"/>
    </style:style>
    <style:style style:name="T1" style:family="text">
      <style:text-properties fo:font-size="13pt" style:font-size-asian="13pt" style:font-size-complex="13pt"/>
    </style:style>
    <style:style style:name="T2" style:family="text">
      <style:text-properties fo:font-variant="normal" fo:text-transform="none" fo:color="#222222" style:font-name="arial" fo:font-size="13.5pt" fo:letter-spacing="normal" fo:font-style="normal" fo:font-weight="bold"/>
    </style:style>
    <text:list-style style:name="L1">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ake Waffle</text:p>
      <text:p text:style-name="Standard">Professor Peterson</text:p>
      <text:p text:style-name="Standard">CS250</text:p>
      <text:p text:style-name="Standard">7 March 2012</text:p>
      <text:p text:style-name="Standard">Problems: 4.3,4.4,4.8,4.11,4.12,4.18,4.21,5.2,5.10,5.11,5.12</text:p>
      <text:p text:style-name="P1">4.2</text:p>
      <text:p text:style-name="P1"><text:s text:c="4"/>a)<text:tab/></text:p>
      <text:p text:style-name="P1"><text:tab/>Tag<text:tab/>Line<text:tab/>Word</text:p>
      <text:p text:style-name="Standard"><text:s text:c="10"/><text:span text:style-name="T1">┌──┬────┬──┐</text:span></text:p>
      <text:p text:style-name="Standard"><text:s text:c="10"/><text:span text:style-name="T1">│ 11 │ <text:s/>0444 │ <text:s/>1 <text:s/>│</text:span></text:p>
      <text:p text:style-name="P1"><text:s text:c="9"/>└──┴────┴──┘</text:p>
      <text:p text:style-name="P1"><text:s text:c="9"/>┌──┬────┬──┐</text:p>
      <text:p text:style-name="Standard"><text:s text:c="10"/><text:span text:style-name="T1">│66 <text:s/>│ 1999 <text:s/>│ 2 <text:s text:c="2"/>│</text:span></text:p>
      <text:p text:style-name="P1"><text:s text:c="9"/>└──┴────┴──┘</text:p>
      <text:p text:style-name="P1"><text:s text:c="9"/>┌──┬────┬──┐</text:p>
      <text:p text:style-name="Standard"><text:s text:c="10"/><text:span text:style-name="T1">│BB│ 2EEE │ 3 <text:s text:c="2"/>│</text:span></text:p>
      <text:p text:style-name="P1"><text:s text:c="9"/>└──┴────┴──┘</text:p>
      <text:p text:style-name="P1"><text:s text:c="4"/>b) <text:s text:c="10"/>Tag <text:s text:c="9"/>Word</text:p>
      <text:p text:style-name="P1"><text:s text:c="9"/>┌───────┬──┐</text:p>
      <text:p text:style-name="Standard"><text:s text:c="10"/><text:span text:style-name="T1">│ <text:s text:c="2"/>044444 <text:s text:c="3"/>│ 1 <text:s text:c="2"/>│</text:span></text:p>
      <text:p text:style-name="P3"><text:s text:c="9"/>└───────┴──┘</text:p>
      <text:p text:style-name="P1"><text:s text:c="9"/>┌───────┬──┐</text:p>
      <text:p text:style-name="Standard"><text:s text:c="10"/><text:span text:style-name="T1">│ <text:s text:c="2"/>199999 <text:s text:c="3"/>│ 2 <text:s text:c="2"/>│</text:span></text:p>
      <text:p text:style-name="P3"><text:s text:c="9"/>└───────┴──┘</text:p>
      <text:p text:style-name="P1"><text:s text:c="9"/>┌───────┬──┐</text:p>
      <text:p text:style-name="Standard"><text:s text:c="10"/><text:span text:style-name="T1">│ <text:s text:c="2"/>2EEEEE <text:s/>│ 3 <text:s text:c="2"/>│</text:span></text:p>
      <text:p text:style-name="P3"><text:s text:c="9"/>└───────┴──┘</text:p>
      <text:p text:style-name="P3"><text:s text:c="4"/>c) <text:s text:c="3"/>Tag <text:s text:c="4"/>Set <text:s text:c="5"/>Word</text:p>
      <text:p text:style-name="P1"><text:s text:c="9"/>┌──┬────┬──┐</text:p>
      <text:p text:style-name="Standard"><text:s text:c="10"/><text:span text:style-name="T1">│022│ 0444 <text:s/>│ 1 <text:s text:c="2"/>│</text:span></text:p>
      <text:p text:style-name="P3"><text:s text:c="9"/>└──┴────┴──┘</text:p>
      <text:p text:style-name="P1"><text:s text:c="9"/>┌───┬────┬──┐</text:p>
      <text:p text:style-name="Standard"><text:s text:c="10"/><text:span text:style-name="T1">│0CC │ 1999 <text:s/>│ 2 <text:s text:c="2"/>│</text:span></text:p>
      <text:p text:style-name="P3"><text:s text:c="9"/>└───┴────┴──┘</text:p>
      <text:p text:style-name="P1"><text:s text:c="9"/>┌───┬────┬──┐</text:p>
      <text:p text:style-name="Standard"><text:s text:c="10"/><text:span text:style-name="T1">│177 <text:s/>│ 0EEE │ 3 <text:s text:c="2"/>│</text:span></text:p>
      <text:p text:style-name="P3"><text:s text:c="9"/>└───┴────┴──┘</text:p>
      <text:p text:style-name="P3">4.4</text:p>
      <text:p text:style-name="P3"><text:s text:c="4"/>a)<text:tab/>Direct Mapping Values:</text:p>
      <text:p text:style-name="P3"><text:tab/>address length = 24 bits</text:p>
      <text:p text:style-name="P3"><text:tab/>number of addressable units = 2^24 words or bytes</text:p>
      <text:p text:style-name="P3"><text:tab/>block size = 2^2 words or bytes</text:p>
      <text:p text:style-name="P3"><text:tab/>number of blocks in main memory = 2^22</text:p>
      <text:p text:style-name="P3"><text:tab/>number of lines in cache = 2^14 </text:p>
      <text:p text:style-name="P3"><text:tab/>size of tag = 8 bits</text:p>
      <text:p text:style-name="P3"><text:soft-page-break/><text:tab/>Associative Mapping Values:</text:p>
      <text:p text:style-name="P3"><text:tab/>address length = 24 bits</text:p>
      <text:p text:style-name="P3"><text:tab/>number of addressable units = 2^24 words or bytes</text:p>
      <text:p text:style-name="P3"><text:tab/>block size = 2^2 words or bytes</text:p>
      <text:p text:style-name="P3"><text:tab/>number of blocks in main memory = 2^22</text:p>
      <text:p text:style-name="P3"><text:tab/>number of lines in cache = undetermined </text:p>
      <text:p text:style-name="P3"><text:tab/>size of tag = 22 bits</text:p>
      <text:p text:style-name="P3"><text:tab/>Two-way Set-Associative Mapping Values:</text:p>
      <text:p text:style-name="P3"><text:tab/>address length = 24 bits</text:p>
      <text:p text:style-name="P3"><text:tab/>number of addressable units = 2^24 words or bytes</text:p>
      <text:p text:style-name="P3"><text:tab/>block size = 2^2 words or bytes</text:p>
      <text:p text:style-name="P3"><text:s/><text:tab/>number of blocks in main memory = 2^9</text:p>
      <text:p text:style-name="P3"><text:tab/>number of lines in set = 2</text:p>
      <text:p text:style-name="P3"><text:tab/>number of sets = 2^13</text:p>
      <text:p text:style-name="P3"><text:tab/>number of lines in cache = 2^14 </text:p>
      <text:p text:style-name="P3"><text:tab/>size of tag = 9 bits</text:p>
      <text:p text:style-name="P3">4.8</text:p>
      <text:p text:style-name="P3"><text:s text:c="4"/>a) The word for a 16-bit memory address would be 3 bits, the line 5 bits and the tag = 11 bits.</text:p>
      <text:p text:style-name="P3"><text:s text:c="4"/>b) The following 16-bit binary values will be associated with the corresponding cache line:</text:p>
      <text:p text:style-name="P3"><text:tab/>0001 0001| 0001 1|011 → cache line three</text:p>
      <text:p text:style-name="P3"><text:tab/>1100 0011| 0011 0|100 → cache line six</text:p>
      <text:p text:style-name="P3"><text:tab/>1101 0000| 0001 1|101 → cache line three</text:p>
      <text:p text:style-name="P3"><text:tab/>1010 1010| 1010 1|010 → cache line twenty-one </text:p>
      <text:p text:style-name="P3"><text:s text:c="4"/>c) Given the address 0001 1010| 0001 1|010, other bytes stored within the address include the tag which in this case is 1A, the line number or 03 and the word being 2. All of these bytes are in their hexadecimal equivalents and the above address is split into the three groups using “|”.</text:p>
      <text:list xml:id="list42446041" text:style-name="L1">
        <text:list-item>
          <text:p text:style-name="P4">64 total bytes can be stored on in the cache.</text:p>
        </text:list-item>
      </text:list>
      <text:p text:style-name="P3"><text:s text:c="4"/>e) The tag is stored in the cache so that it can be compared with a tag from the main memory. <text:s text:c="6"/>This would result with a means of knowing whether the cache's or main memory's data is up-to-date or not.</text:p>
      <text:p text:style-name="P3">4.11</text:p>
      <text:p text:style-name="P3"><text:s text:c="4"/>a) <text:tab/>Tag<text:tab/>Line<text:tab/>Word</text:p>
      <text:p text:style-name="Standard"><text:s text:c="10"/><text:span text:style-name="T1">┌────┬───┬────┐</text:span></text:p>
      <text:p text:style-name="Standard"><text:s text:c="10"/><text:span text:style-name="T1">│ 20 bits│6 bits│6 bits │</text:span></text:p>
      <text:p text:style-name="P3"><text:s text:c="9"/>└────┴───┴────┘</text:p>
      <text:p text:style-name="P3"><text:tab/>number of addressable units = 2^32 bytes</text:p>
      <text:p text:style-name="P3"><text:tab/>number of blocks in main memory = 2^26 blocks</text:p>
      <text:p text:style-name="P3"><text:tab/>number of lines in cache = 64 lines = 2^6 lines</text:p>
      <text:p text:style-name="P3"><text:tab/>size of tag = 20 bits<text:tab/></text:p>
      <text:p text:style-name="P3"><text:s text:c="4"/>b) <text:s text:c="6"/>Tag <text:s text:c="11"/>Word</text:p>
      <text:p text:style-name="P1"><text:s text:c="9"/>┌──────┬────┐</text:p>
      <text:p text:style-name="Standard"><text:s text:c="10"/><text:span text:style-name="T1">│ <text:s text:c="2"/>26 bits <text:s text:c="2"/>│ 6 bits │</text:span></text:p>
      <text:p text:style-name="P3"><text:s text:c="9"/>└──────┴────┘</text:p>
      <text:p text:style-name="P3"/>
      <text:p text:style-name="P3"><text:soft-page-break/><text:tab/>number of addressable units = 2^32 bytes</text:p>
      <text:p text:style-name="P3"><text:tab/>number of blocks in main memory = 2^26 blocks</text:p>
      <text:p text:style-name="P3"><text:tab/>number of lines in cache = undetermined</text:p>
      <text:p text:style-name="P3"><text:tab/>size of tag = 26 bits</text:p>
      <text:p text:style-name="P3"><text:s text:c="4"/>c) <text:s text:c="4"/>Tag <text:s text:c="4"/>Set <text:s text:c="5"/>Word</text:p>
      <text:p text:style-name="P1"><text:s text:c="9"/>┌───┬────┬───┐</text:p>
      <text:p text:style-name="Standard"><text:s text:c="10"/><text:span text:style-name="T1">│9 bits│17 bits│6 bits│</text:span></text:p>
      <text:p text:style-name="P3"><text:s text:c="9"/>└───┴────┴───┘</text:p>
      <text:p text:style-name="P3"><text:tab/>number of addressable units = 2^32 bytes</text:p>
      <text:p text:style-name="P3"><text:tab/>number of blocks in main memory = 2^26 blocks</text:p>
      <text:p text:style-name="P3"><text:tab/>number of lines in set = 4 lines</text:p>
      <text:p text:style-name="P3"><text:tab/>number of sets in cache = 2^17 sets</text:p>
      <text:p text:style-name="P3"><text:tab/>number of lines in cache = (2^17)* 4 lines</text:p>
      <text:p text:style-name="P3"><text:tab/>size of tag = 9 bits</text:p>
      <text:p text:style-name="P3">4.12</text:p>
      <text:p text:style-name="P3"><text:s text:c="4"/>a) <text:s text:c="3"/>F0010</text:p>
      <text:p text:style-name="P3"><text:tab/>tag = No tag?</text:p>
      <text:p text:style-name="P3"><text:tab/>cache line address = F0010</text:p>
      <text:p text:style-name="P3"><text:tab/>word offsets = 0</text:p>
      <text:p text:style-name="P3">4.21</text:p>
      <text:p text:style-name="P3"><text:s text:c="4"/>a) 60*5 = 300 + 50 + 2.5 = 352.5ns</text:p>
      <text:p text:style-name="P3"><text:s text:c="4"/>b) 122*5 = 610 + 50 + 2.5 = 662.5ns for the new miss access time. This only happens 3% of the time in comparison to the former 5%. 2.5*97 = 242.5 + (662.5*3) = 2230 <text:s text:c="4"/></text:p>
      <text:p text:style-name="P3">2.5*95 = 237.5 + (352.5*5) = 2000</text:p>
      <text:p text:style-name="P3">I'd say that it won't reduce the average access time.</text:p>
      <text:p text:style-name="P3"/>
      <text:p text:style-name="P3">5.2</text:p>
      <text:p text:style-name="P3"><text:s text:c="4"/>64*150ns = 9600ns</text:p>
      <text:p text:style-name="P3"><text:s text:c="4"/>250ns*4 = 1000ns = 1ms</text:p>
      <text:p text:style-name="P3"><text:s text:c="4"/>for each ms of memory cycle stuff there is 9.6ms of refreshing time for a total of 10.6ms</text:p>
      <text:p text:style-name="P5"><text:span text:style-name="T1"><text:s text:c="4"/>9.6ms/10.6ms = </text:span><text:span text:style-name="T2">0.905660377</text:span> </text:p>
      <text:p text:style-name="P5">So about 90% of memory operating time is spent refreshing dynamic memory.</text:p>
      <text:p text:style-name="P5"/>
      <text:p text:style-name="P5">5.10</text:p>
      <text:p text:style-name="P5"><text:s text:c="4"/>When an error occurs with a check bit, it can be corrected by XORing the corresponding data bits together and replacing the incorrect check bit with the result.</text:p>
      <text:p text:style-name="P5"/>
      <text:p text:style-name="P5">5.11</text:p>
      <text:p text:style-name="P5"><text:s text:c="4"/>11000010 is our word and being that there's eight bits, four check bits are needed – four binary bits are needed to represent eight.</text:p>
      <text:p text:style-name="P5">C1 = D1 xor D2 xor D4 xor D7 = 0 xor 1 xor 0 xor 1 = 0</text:p>
      <text:p text:style-name="P5">C2 = D1 xor D3 xor D4 xor D6 xor D7 = 0 xor 0 xor 0 xor 0 xor 1 = 1</text:p>
      <text:p text:style-name="P5">C3 = D2 xor D3 xor D4 xor D8 = 1 xor 0 xor 0 xor 1 = 0</text:p>
      <text:p text:style-name="P5">C4 = D5 xor D6 xor D7 xor D8 = 0 xor 0 xor 1 xor 1 = 0</text:p>
      <text:p text:style-name="P5"/>
      <text:p text:style-name="P5"/>
      <text:p text:style-name="P5"><text:soft-page-break/>5.12</text:p>
      <text:p text:style-name="P5"><text:s text:c="7"/>0111 xor 1101 = 1010 <text:s/>So the error is at position 10. So the word that was read was 00011001, and the original 001110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ke Waffle</meta:initial-creator>
    <meta:creation-date>2012-03-07T16:15:48.51</meta:creation-date>
    <dc:date>2012-03-19T23:51:39.99</dc:date>
    <dc:creator>Jake Waffle</dc:creator>
    <meta:editing-duration>PT14H43M37S</meta:editing-duration>
    <meta:editing-cycles>3</meta:editing-cycles>
    <meta:generator>OpenOffice.org/3.3$Win32 OpenOffice.org_project/330m20$Build-9567</meta:generator>
    <meta:document-statistic meta:table-count="0" meta:image-count="0" meta:object-count="0" meta:page-count="4" meta:paragraph-count="124" meta:word-count="846" meta:character-count="4665"/>
  </office:meta>
</office:document-meta>
</file>